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09c" officeooo:paragraph-rsid="0009509c"/>
    </style:style>
    <style:style style:name="P2" style:family="paragraph" style:parent-style-name="Standard">
      <style:text-properties officeooo:rsid="0009509c" officeooo:paragraph-rsid="0009d8c7"/>
    </style:style>
    <style:style style:name="P3" style:family="paragraph" style:parent-style-name="Standard">
      <style:text-properties officeooo:rsid="0009509c" officeooo:paragraph-rsid="000b975f"/>
    </style:style>
    <style:style style:name="P4" style:family="paragraph" style:parent-style-name="Standard">
      <style:text-properties officeooo:rsid="0009509c" officeooo:paragraph-rsid="000c7641"/>
    </style:style>
    <style:style style:name="P5" style:family="paragraph" style:parent-style-name="Standard">
      <style:text-properties officeooo:rsid="0009509c" officeooo:paragraph-rsid="000d42c3"/>
    </style:style>
    <style:style style:name="P6" style:family="paragraph" style:parent-style-name="Standard">
      <style:text-properties officeooo:rsid="000b975f" officeooo:paragraph-rsid="000b975f"/>
    </style:style>
    <style:style style:name="P7" style:family="paragraph" style:parent-style-name="Standard">
      <style:text-properties officeooo:rsid="000c7641" officeooo:paragraph-rsid="000c7641"/>
    </style:style>
    <style:style style:name="P8" style:family="paragraph" style:parent-style-name="Standard">
      <style:text-properties officeooo:rsid="000d42c3" officeooo:paragraph-rsid="000d42c3"/>
    </style:style>
    <style:style style:name="P9" style:family="paragraph" style:parent-style-name="Standard">
      <loext:graphic-properties draw:fill="solid" draw:fill-color="#000000" draw:fill-image-width="0cm" draw:fill-image-height="0cm"/>
      <style:paragraph-properties fo:background-color="#000000" style:writing-mode="page"/>
      <style:text-properties fo:font-weight="bold" officeooo:rsid="0009509c" officeooo:paragraph-rsid="0009509c" fo:background-color="transparent" style:font-weight-asian="bold" style:font-weight-complex="bold"/>
    </style:style>
    <style:style style:name="T1" style:family="text">
      <style:text-properties officeooo:rsid="0009d8c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e182"/>
    </style:style>
    <style:style style:name="T4" style:family="text">
      <style:text-properties officeooo:rsid="000b975f"/>
    </style:style>
    <style:style style:name="T5" style:family="text">
      <style:text-properties officeooo:rsid="0009509c"/>
    </style:style>
    <style:style style:name="T6" style:family="text">
      <style:text-properties officeooo:rsid="000c7641"/>
    </style:style>
    <style:style style:name="T7" style:family="text">
      <style:text-properties officeooo:rsid="000d42c3"/>
    </style:style>
    <style:style style:name="T8" style:family="text">
      <style:text-properties officeooo:rsid="000ea5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tparental ou presque sous Windows.</text:p>
      <text:p text:style-name="P3"/>
      <text:p text:style-name="P6">Sous windows :</text:p>
      <text:p text:style-name="P6">Télécharger et installer 7zip du site officiel <text:a xlink:type="simple" xlink:href="http://www.7-zip.org/" text:style-name="Internet_20_link" text:visited-style-name="Visited_20_Internet_20_Link">http://www.7-zip.org/</text:a></text:p>
      <text:p text:style-name="P6">Télécharger et installer <text:a xlink:type="simple" xlink:href="https://unbound.net/downloads/unbound_setup_1.6.2.exe" text:style-name="Internet_20_link" text:visited-style-name="Visited_20_Internet_20_Link">https://unbound.net/downloads/unbound_setup_1.6.2.exe</text:a>, de préférence la version 64bit.</text:p>
      <text:p text:style-name="P6">Télécharger et extraire le fichier <text:span text:style-name="T5">service.conf.</text:span>7z</text:p>
      <text:p text:style-name="P6">Copier le fichier <text:span text:style-name="T5">service.conf </text:span>dans C:\Program Files (x86)\Unbound\ en écrasent la version précédente. </text:p>
      <text:p text:style-name="P6">Relancer le service unbound par la commande suivante :</text:p>
      <text:p text:style-name="P1"/>
      <text:p text:style-name="P7">Configurer le DNS de votre carte réseau a : <text:span text:style-name="T2">127.0.0.1</text:span></text:p>
      <text:p text:style-name="P7"><text:s/></text:p>
      <text:p text:style-name="P7">Bonne navigation, on dit presque adieux aux pubs et autres grrrrrrr.</text:p>
      <text:p text:style-name="P4"/>
      <text:p text:style-name="P4"/>
      <text:p text:style-name="P5"><text:span text:style-name="T7">Le</text:span> script CTparental_unbound peut <text:span text:style-name="T3">être</text:span> lancer en utilisateur simple sous un poste linux ayant CTparental d’installer et permet de générer un fichier service.conf utilisable par unbound (dns serveur) qui fonctionne aussi sous <text:span text:style-name="T3">W</text:span>indows.</text:p>
      <text:p text:style-name="P5"/>
      <text:p text:style-name="P5"><text:span text:style-name="T4">Le</text:span> fichier service.conf et un exemple générer pour <text:span text:style-name="T4">un contrôle parental pas trop restrictif,</text:span></text:p>
      <text:p text:style-name="P1"><text:span text:style-name="T6">Copie</text:span> des paramètres dnsmasq de CTparental .</text:p>
      <text:p text:style-name="P1"/>
      <text:p text:style-name="P1"><text:span text:style-name="T7">En</text:span> fonction de vos choix le fichier générer peut <text:span text:style-name="T1">être</text:span> a<text:span text:style-name="T7">ssez</text:span> volumineux en virons 100M si l'on active la <text:span text:style-name="T1">catégorie</text:span> <text:span text:style-name="T2">adult</text:span> de la bl de <text:span text:style-name="T7">Toulouse.</text:span></text:p>
      <text:p text:style-name="P2"><text:span text:style-name="T7">Malheureusement</text:span> cela engendre <text:span text:style-name="T1">l’erreur</text:span> <text:span text:style-name="T1">suivante</text:span> sous la version u<text:span text:style-name="T7">n</text:span>bound <text:span text:style-name="T7">Windows</text:span>, l<text:span text:style-name="T1">a commande </text:span>unbound-checkconf passe sans <text:span text:style-name="T1">problème</text:span> avec le même fichier sous <text:span text:style-name="T6">Linux,</text:span> peut <text:span text:style-name="T1">être</text:span> la version <text:span text:style-name="T6">Windows</text:span> a une limite sur la taille des fichiers de conf plus petite car compiler en 32bit et non en full 64bit ??</text:p>
      <text:p text:style-name="P1"/>
      <text:p text:style-name="P9">Microsoft Windows [version 10.0.10240]</text:p>
      <text:p text:style-name="P9">(c) 2015 Microsoft Corporation. Tous droits réservés.</text:p>
      <text:p text:style-name="P9"/>
      <text:p text:style-name="P9">C:\Windows\System32&gt;cd "C:\Program Files (x86)\Unbound"</text:p>
      <text:p text:style-name="P9"/>
      <text:p text:style-name="P9">C:\Program Files (x86)\Unbound&gt;unbound-checkconf.exe</text:p>
      <text:p text:style-name="P9">[1475685146] unbound-checkconf[4944:0] error: out of memory</text:p>
      <text:p text:style-name="P9">[1475685146] unbound-checkconf[4944:0] error: could not enter zone myeroticlingerie.blogspot.sg redirect</text:p>
      <text:p text:style-name="P9">[1475685146] unbound-checkconf[4944:0] fatal error: failed local-zone, local-data configuration</text:p>
      <text:p text:style-name="P9"/>
      <text:p text:style-name="P9">C:\Program Files (x86)\Unbound&gt;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8:48:25.814598538</meta:creation-date>
    <dc:date>2017-05-01T17:09:28.488138480</dc:date>
    <meta:editing-duration>PT30M30S</meta:editing-duration>
    <meta:editing-cycles>7</meta:editing-cycles>
    <meta:generator>LibreOffice/5.2.6.2$Linux_X86_64 LibreOffice_project/20m0$Build-2</meta:generator>
    <meta:document-statistic meta:table-count="0" meta:image-count="0" meta:object-count="0" meta:page-count="1" meta:paragraph-count="23" meta:word-count="247" meta:character-count="1852" meta:non-whitespace-character-count="1625"/>
  </office:meta>
</office:document-meta>
</file>